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in" fo:margin-left="0in" fo:margin-top="0in" fo:margin-bottom="0in" table:align="left"/>
    </style:style>
    <style:style style:name="Table1.A" style:family="table-column">
      <style:table-column-properties style:column-width="0.8333in"/>
    </style:style>
    <style:style style:name="Table1.B" style:family="table-column">
      <style:table-column-properties style:column-width="0.7917in"/>
    </style:style>
    <style:style style:name="Table1.C" style:family="table-column">
      <style:table-column-properties style:column-width="3.1146in"/>
    </style:style>
    <style:style style:name="Table1.D" style:family="table-column">
      <style:table-column-properties style:column-width="2.2597in"/>
    </style:style>
    <style:style style:name="Table1.1" style:family="table-row">
      <style:table-row-properties style:min-row-height="0.2778in" fo:keep-together="auto"/>
    </style:style>
    <style:style style:name="Table1.A1" style:family="table-cell">
      <style:table-cell-properties style:vertical-align="bottom" fo:padding-left="0.0139in" fo:padding-right="0.0139in" fo:padding-top="0.0139in" fo:padding-bottom="0.0694in" fo:border="0.5pt solid #000000"/>
    </style:style>
    <style:style style:name="Table1.B1" style:family="table-cell">
      <style:table-cell-properties style:vertical-align="bottom" fo:padding-left="0.0139in" fo:padding-right="0.0139in" fo:padding-top="0.0139in" fo:padding-bottom="0.0694in" fo:border-left="none" fo:border-right="0.5pt solid #000000" fo:border-top="0.5pt solid #000000" fo:border-bottom="0.5pt solid #000000"/>
    </style:style>
    <style:style style:name="Table1.2" style:family="table-row">
      <style:table-row-properties style:min-row-height="0.8715in" fo:keep-together="auto"/>
    </style:style>
    <style:style style:name="Table1.A2" style:family="table-cell">
      <style:table-cell-properties style:vertical-align="middle" fo:padding-left="0.0139in" fo:padding-right="0.0139in" fo:padding-top="0.0139in" fo:padding-bottom="0.0694in" fo:border-left="0.5pt solid #000000" fo:border-right="0.5pt solid #000000" fo:border-top="none" fo:border-bottom="0.5pt solid #000000"/>
    </style:style>
    <style:style style:name="Table1.B2" style:family="table-cell">
      <style:table-cell-properties style:vertical-align="middle" fo:padding-left="0.0139in" fo:padding-right="0.0139in" fo:padding-top="0.0139in" fo:padding-bottom="0.0694in" fo:border-left="none" fo:border-right="0.5pt solid #000000" fo:border-top="none" fo:border-bottom="0.5pt solid #000000"/>
    </style:style>
    <style:style style:name="Table1.D2" style:family="table-cell">
      <style:table-cell-properties style:vertical-align="" fo:padding-left="0.0139in" fo:padding-right="0.0139in" fo:padding-top="0.0139in" fo:padding-bottom="0.0694in" fo:border-left="none" fo:border-right="0.5pt solid #000000" fo:border-top="none" fo:border-bottom="0.5pt solid #000000"/>
    </style:style>
    <style:style style:name="Table1.A4" style:family="table-cell">
      <style:table-cell-properties style:vertical-align="bottom" fo:padding-left="0.0139in" fo:padding-right="0.0139in" fo:padding-top="0.0139in" fo:padding-bottom="0.0694in" fo:border-left="0.5pt solid #000000" fo:border-right="0.5pt solid #000000" fo:border-top="none" fo:border-bottom="0.5pt solid #000000"/>
    </style:style>
    <style:style style:name="Table1.C4" style:family="table-cell">
      <style:table-cell-properties style:vertical-align="bottom" fo:padding-left="0.0139in" fo:padding-right="0.0139in" fo:padding-top="0.0139in" fo:padding-bottom="0.0694in" fo:border-left="none" fo:border-right="0.5pt solid #000000" fo:border-top="none" fo:border-bottom="0.5pt solid #000000"/>
    </style:style>
    <style:style style:name="Table1.5" style:family="table-row">
      <style:table-row-properties style:min-row-height="0.4757in" fo:keep-together="auto"/>
    </style:style>
    <style:style style:name="P1" style:family="paragraph" style:parent-style-name="Standard">
      <style:text-properties fo:color="#222222" fo:background-color="#ffffff"/>
    </style:style>
    <style:style style:name="P2" style:family="paragraph" style:parent-style-name="Standard">
      <style:paragraph-properties fo:text-align="justify" style:justify-single-word="false"/>
      <style:text-properties fo:color="#222222" fo:background-color="#ffffff"/>
    </style:style>
    <style:style style:name="P3" style:family="paragraph" style:parent-style-name="Standard">
      <style:paragraph-properties fo:text-align="justify" style:justify-single-word="false"/>
      <style:text-properties fo:color="#222222" style:font-name="Times New Roman" fo:font-size="12pt" style:font-name-asian="Times New Roman1" style:font-size-asian="12pt" style:font-name-complex="Times New Roman1" style:font-size-complex="12pt" fo:background-color="#ffffff"/>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orphans="0" fo:widows="0"/>
    </style:style>
    <style:style style:name="P6" style:family="paragraph" style:parent-style-name="Standard">
      <style:paragraph-properties fo:orphans="0" fo:widows="0"/>
    </style:style>
    <style:style style:name="P7" style:family="paragraph" style:parent-style-name="Standard">
      <style:paragraph-properties fo:text-align="center" style:justify-single-word="false" fo:orphans="0" fo:widows="0"/>
    </style:style>
    <style:style style:name="P8" style:family="paragraph" style:parent-style-name="Standard">
      <style:paragraph-properties fo:margin-left="0in" fo:margin-right="0.1799in" fo:text-align="center" style:justify-single-word="false" fo:orphans="0" fo:widows="0" fo:text-indent="0in" style:auto-text-indent="false"/>
    </style:style>
    <style:style style:name="P9" style:family="paragraph" style:parent-style-name="Standard">
      <style:paragraph-properties fo:margin-top="0.1665in" fo:margin-bottom="0.1665in" loext:contextual-spacing="false" fo:line-height="100%"/>
    </style:style>
    <style:style style:name="P10" style:family="paragraph" style:parent-style-name="Standard">
      <style:paragraph-properties fo:margin-top="0.1665in" fo:margin-bottom="0.1665in" loext:contextual-spacing="false" fo:line-height="100%" fo:text-align="justify" style:justify-single-word="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3" style:family="paragraph" style:parent-style-name="Standard">
      <style:paragraph-properties fo:margin-left="0.5in" fo:margin-right="0in" fo:margin-top="0in" fo:margin-bottom="0in" loext:contextual-spacing="false" fo:line-height="100%" fo:text-indent="0in" style:auto-text-indent="false"/>
    </style:style>
    <style:style style:name="P14"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1in" fo:margin-right="0in" fo:margin-top="0in" fo:margin-bottom="0in" loext:contextual-spacing="false" fo:line-height="100%" fo:text-indent="0in" style:auto-text-indent="false"/>
    </style:style>
    <style:style style:name="P17" style:family="paragraph" style:parent-style-name="Standard">
      <style:paragraph-properties fo:margin-left="1.5in" fo:margin-right="0in" fo:margin-top="0in" fo:margin-bottom="0in" loext:contextual-spacing="false" fo:line-height="100%" fo:text-indent="0in" style:auto-text-indent="false"/>
    </style:style>
    <style:style style:name="P18" style:family="paragraph" style:parent-style-name="Heading_20_2">
      <style:paragraph-properties fo:margin-top="0.25in" fo:margin-bottom="0.0555in" loext:contextual-spacing="false" fo:line-height="100%" fo:text-align="justify" style:justify-single-word="false" fo:keep-together="auto" fo:keep-with-next="auto"/>
    </style:style>
    <style:style style:name="P19" style:family="paragraph" style:parent-style-name="Heading_20_2">
      <style:paragraph-properties fo:margin-top="0.25in" fo:margin-bottom="0.0555in" loext:contextual-spacing="false" fo:line-height="100%" fo:keep-together="auto" fo:keep-with-next="auto"/>
    </style:style>
    <style:style style:name="P20" style:family="paragraph" style:parent-style-name="Heading_20_1" style:master-page-name="Standard">
      <style:paragraph-properties fo:margin-top="0.1665in" fo:margin-bottom="0.1665in" loext:contextual-spacing="false" fo:line-height="100%" fo:text-align="center" style:justify-single-word="false" style:page-number="1"/>
    </style:style>
    <style:style style:name="P21" style:family="paragraph" style:parent-style-name="Heading_20_1">
      <style:paragraph-properties fo:margin-top="0in" fo:margin-bottom="0.0835in" loext:contextual-spacing="false" fo:line-height="100%"/>
    </style:style>
    <style:style style:name="P22" style:family="paragraph" style:parent-style-name="Heading_20_1">
      <style:paragraph-properties fo:margin-top="0in" fo:margin-bottom="0.0835in" loext:contextual-spacing="false" fo:line-height="100%" fo:text-align="center" style:justify-single-word="false"/>
    </style:style>
    <style:style style:name="P23" style:family="paragraph" style:parent-style-name="Heading_20_1">
      <style:paragraph-properties fo:margin-left="0in" fo:margin-right="0in" fo:margin-top="0in" fo:margin-bottom="0.0835in" loext:contextual-spacing="false" fo:line-height="100%" fo:text-indent="0.5in" style:auto-text-indent="false"/>
    </style:style>
    <style:style style:name="P24" style:family="paragraph" style:parent-style-name="Heading_20_1">
      <style:paragraph-properties fo:margin-top="0.3335in" fo:margin-bottom="0.0835in" loext:contextual-spacing="false" fo:line-height="100%" fo:text-align="justify" style:justify-single-word="false" fo:keep-together="auto" fo:keep-with-next="auto"/>
    </style:style>
    <style:style style:name="P25" style:family="paragraph" style:parent-style-name="Heading_20_1">
      <style:paragraph-properties fo:margin-top="0.3335in" fo:margin-bottom="0.0835in" loext:contextual-spacing="false" fo:line-height="100%" fo:keep-together="auto" fo:keep-with-next="auto"/>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fo:background-color="#ffffff"/>
    </style:style>
    <style:style style:name="T6" style:family="text">
      <style:text-properties style:font-name="Times New Roman" fo:font-size="23pt" fo:font-weight="bold" style:font-name-asian="Times New Roman1" style:font-size-asian="23pt" style:font-weight-asian="bold" style:font-name-complex="Times New Roman1" style:font-size-complex="23pt"/>
    </style:style>
    <style:style style:name="T7" style:family="text">
      <style:text-properties fo:color="#ff0000" style:font-name="Times New Roman" fo:font-size="16pt" fo:font-weight="bold" style:font-name-asian="Times New Roman1" style:font-size-asian="16pt" style:font-weight-asian="bold" style:font-name-complex="Times New Roman1" style:font-size-complex="16pt"/>
    </style:style>
    <style:style style:name="T8" style:family="text">
      <style:text-properties fo:color="#ff0000" style:font-name="Times New Roman" fo:font-size="15pt" fo:font-weight="bold" style:font-name-asian="Times New Roman1" style:font-size-asian="15pt" style:font-weight-asian="bold" style:font-name-complex="Times New Roman1" style:font-size-complex="15pt" fo:background-color="#ffffff"/>
    </style:style>
    <style:style style:name="T9" style:family="text">
      <style:text-properties fo:color="#ff0000" style:font-name="Times New Roman" fo:font-size="12pt" fo:font-weight="bold" style:font-name-asian="Times New Roman1" style:font-size-asian="12pt" style:font-weight-asian="bold" style:font-name-complex="Times New Roman1" style:font-size-complex="12pt" fo:background-color="#ffffff"/>
    </style:style>
    <style:style style:name="T10" style:family="text">
      <style:text-properties fo:color="#ff0000" style:font-name="Times New Roman" fo:font-size="12pt" style:font-name-asian="Times New Roman1" style:font-size-asian="12pt" style:font-name-complex="Times New Roman1" style:font-size-complex="12pt" fo:background-color="#ffffff"/>
    </style:style>
    <style:style style:name="T11" style:family="text">
      <style:text-properties fo:color="#ff0000"/>
    </style:style>
    <style:style style:name="T12" style:family="text">
      <style:text-properties fo:color="#222222" style:font-name="Times New Roman" fo:font-size="12pt" style:font-name-asian="Times New Roman1" style:font-size-asian="12pt" style:font-name-complex="Times New Roman1" style:font-size-complex="12pt" fo:background-color="#ffffff"/>
    </style:style>
    <style:style style:name="T13" style:family="text">
      <style:text-properties fo:color="#222222" style:font-name="Times New Roman" fo:font-size="12pt" style:font-name-asian="Times New Roman1" style:font-size-asian="12pt" style:font-name-complex="Times New Roman1" style:font-size-complex="12pt"/>
    </style:style>
    <style:style style:name="T14" style:family="text">
      <style:text-properties fo:color="#222222" style:font-name="Times New Roman" fo:font-size="12pt" fo:font-style="italic" style:font-name-asian="Times New Roman1" style:font-size-asian="12pt" style:font-style-asian="italic" style:font-name-complex="Times New Roman1" style:font-size-complex="12pt" fo:background-color="#ffffff"/>
    </style:style>
    <style:style style:name="T15" style:family="text">
      <style:text-properties fo:color="#222222" style:font-name="Times New Roman" fo:font-size="12pt" style:text-underline-style="none" style:font-name-asian="Times New Roman1" style:font-size-asian="12pt" style:font-name-complex="Times New Roman1" style:font-size-complex="12pt" fo:background-color="#ffffff"/>
    </style:style>
    <style:style style:name="T16" style:family="text">
      <style:text-properties fo:color="#222222" style:font-name="Times New Roman" fo:font-size="12pt" fo:font-weight="bold" style:font-name-asian="Times New Roman1" style:font-size-asian="12pt" style:font-weight-asian="bold" style:font-name-complex="Times New Roman1" style:font-size-complex="12pt" fo:background-color="#ffffff"/>
    </style:style>
    <style:style style:name="T17" style:family="text">
      <style:text-properties fo:color="#222222" style:font-name="Times New Roman" fo:font-size="23pt" fo:font-weight="bold" style:font-name-asian="Times New Roman1" style:font-size-asian="23pt" style:font-weight-asian="bold" style:font-name-complex="Times New Roman1" style:font-size-complex="23pt" fo:background-color="#ffffff"/>
    </style:style>
    <style:style style:name="T18" style:family="text">
      <style:text-properties fo:color="#222222" style:font-name="Times New Roman" fo:font-size="17pt" fo:font-weight="bold" style:font-name-asian="Times New Roman1" style:font-size-asian="17pt" style:font-weight-asian="bold" style:font-name-complex="Times New Roman1" style:font-size-complex="17pt" fo:background-color="#ffffff"/>
    </style:style>
    <style:style style:name="T19" style:family="text">
      <style:text-properties fo:color="#222222" style:font-name="Times New Roman" fo:font-size="7pt" style:font-name-asian="Times New Roman1" style:font-size-asian="7pt" style:font-name-complex="Times New Roman1" style:font-size-complex="7pt" fo:background-color="#ffffff"/>
    </style:style>
    <style:style style:name="T20" style:family="text">
      <style:text-properties fo:color="#222222" style:font-name="Times New Roman" fo:font-size="13pt" style:font-name-asian="Times New Roman1" style:font-size-asian="13pt" style:font-name-complex="Times New Roman1" style:font-size-complex="13pt" fo:background-color="#ffffff"/>
    </style:style>
    <style:style style:name="T21" style:family="text">
      <style:text-properties fo:color="#222222" style:font-name="Times New Roman" fo:font-size="13pt" fo:font-weight="bold" style:font-name-asian="Times New Roman1" style:font-size-asian="13pt" style:font-weight-asian="bold" style:font-name-complex="Times New Roman1" style:font-size-complex="13pt" fo:background-color="#ffffff"/>
    </style:style>
    <style:style style:name="T22" style:family="text">
      <style:text-properties fo:color="#222222" fo:background-color="#ffffff"/>
    </style:style>
    <style:style style:name="T23" style:family="text">
      <style:text-properties fo:color="#222222" style:font-name="Courier New" fo:font-size="12pt" style:font-name-asian="Courier New1" style:font-size-asian="12pt" style:font-name-complex="Courier New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u2tl9r4kbnom"/><text:span text:style-name="T1">CS3121 Introduction to Data Science</text:span></text:p>
      <text:p text:style-name="P22"><text:bookmark text:name="_dxxpo2cqrujl"/><text:span text:style-name="T2">Employee Attrition in Marvelous Construction </text:span></text:p>
      <text:p text:style-name="P22"><text:bookmark text:name="_h7todw4iyud5"/><text:span text:style-name="T2">Project Description</text:span></text:p>
      <text:p text:style-name="P21"><text:bookmark text:name="_6m1xoygfhm28"/><text:span text:style-name="T7">Deadlines:</text:span></text:p>
      <text:p text:style-name="P23"><text:bookmark text:name="_2hwhr47xmceu"/><text:span text:style-name="T1">Pre-processed dataset - </text:span><text:span text:style-name="T8">5th April 2024 at 11.59 p.m</text:span><text:span text:style-name="T9">.</text:span></text:p>
      <text:p text:style-name="P21"><text:bookmark text:name="_xiahtod7tg5a"/><text:span text:style-name="T1"><text:s text:c="9"/>Final Project Report -</text:span><text:span text:style-name="T6"> </text:span><text:span text:style-name="T8">9th May 2024 at 11.59 p.m</text:span><text:span text:style-name="T9">.</text:span></text:p>
      <text:p text:style-name="P2"/>
      <text:p text:style-name="P4"><text:span text:style-name="T12">Marvelous Construction is a major construction firm with 35 construction sites in different areas in Sri Lanka. The Human Resources department of Marvelous Construction has recently noticed many employees resigning. Since employee attrition is an alarming situation, the CEO of Marvellous Construction has decided to hire a data scientist to analyze the data within the company to understand the situation. Suppose you are the data scientist hired for the job. </text:span></text:p>
      <text:p text:style-name="P3"/>
      <text:p text:style-name="P4"><text:span text:style-name="T12">You are provided with a dataset that contains employee details, attendance, leaves, and salary extracted from the ERP of Marvelous Construction. More details about each data file are given below.</text:span></text:p>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3">File Name</text:span></text:p>
          </table:table-cell>
          <table:table-cell table:style-name="Table1.B1" office:value-type="string">
            <text:p text:style-name="P5"><text:span text:style-name="T3"># Records</text:span></text:p>
          </table:table-cell>
          <table:table-cell table:style-name="Table1.B1" office:value-type="string">
            <text:p text:style-name="P5"><text:span text:style-name="T3">Dimension</text:span></text:p>
          </table:table-cell>
          <table:table-cell table:style-name="Table1.B1" office:value-type="string">
            <text:p text:style-name="P5"><text:span text:style-name="T3">Remarks</text:span></text:p>
          </table:table-cell>
        </table:table-row>
        <table:table-row table:style-name="Table1.2">
          <table:table-cell table:style-name="Table1.A2" office:value-type="string">
            <text:p text:style-name="P6"><text:span text:style-name="T5">employee</text:span></text:p>
          </table:table-cell>
          <table:table-cell table:style-name="Table1.B2" office:value-type="string">
            <text:p text:style-name="P8"><text:span text:style-name="T5"><text:s text:c="8"/><text:tab/>631</text:span></text:p>
          </table:table-cell>
          <table:table-cell table:style-name="Table1.B2" office:value-type="string">
            <text:p text:style-name="P6"><text:span text:style-name="T5">Employee_No, Employee_Code, Name, Title, Year_of_Birth, Gender, Religion_ID, Marital_Status, Designation_ID, Date_Joined, Date_Resigned, Reporting_emp_1, Reporting_emp_2, Employment_Category, Employment_Type, Religion, Designation</text:span></text:p>
          </table:table-cell>
          <table:table-cell table:style-name="Table1.D2" office:value-type="string">
            <text:p text:style-name="P6"><text:span text:style-name="T5">Join date, Resigned date are special fields for training and testing data set for attrition prediction</text:span></text:p>
          </table:table-cell>
        </table:table-row>
        <table:table-row table:style-name="Table1.2">
          <table:table-cell table:style-name="Table1.A2" office:value-type="string">
            <text:p text:style-name="P6"><text:span text:style-name="T5">leaves</text:span></text:p>
          </table:table-cell>
          <table:table-cell table:style-name="Table1.B2" office:value-type="string">
            <text:p text:style-name="P8"><text:span text:style-name="T5"><text:s text:c="8"/><text:tab/>237</text:span></text:p>
          </table:table-cell>
          <table:table-cell table:style-name="Table1.B2" office:value-type="string">
            <text:p text:style-name="P6"><text:span text:style-name="T5">Employee_No, leave_date, Type(Half day/Full Day), Applied Date, Remarks, apply_type(Annual/Casual)</text:span></text:p>
          </table:table-cell>
          <table:table-cell table:style-name="Table1.B2" office:value-type="string">
            <text:p text:style-name="P6"><text:span text:style-name="T5">New employees have fewer leaves, while old employees have a higher no of leaves.</text:span></text:p>
          </table:table-cell>
        </table:table-row>
        <table:table-row table:style-name="Table1.1">
          <table:table-cell table:style-name="Table1.A4" office:value-type="string">
            <text:p text:style-name="P6"><text:span text:style-name="T4">salary</text:span></text:p>
          </table:table-cell>
          <table:table-cell table:style-name="Table1.B2" office:value-type="string">
            <text:p text:style-name="P7"><text:span text:style-name="T5"><text:s text:c="3"/><text:tab/>2632</text:span></text:p>
          </table:table-cell>
          <table:table-cell table:style-name="Table1.C4" office:value-type="string">
            <text:p text:style-name="P6"><text:span text:style-name="T5">Employee_No, Amount, month, year, &lt;&lt;different factor names&gt;&gt;</text:span></text:p>
          </table:table-cell>
          <table:table-cell table:style-name="Table1.C4" office:value-type="string">
            <text:p text:style-name="P6"><text:span text:style-name="T5">Monthly addition/deduction breakdown is included</text:span></text:p>
          </table:table-cell>
        </table:table-row>
        <table:table-row table:style-name="Table1.5">
          <table:table-cell table:style-name="Table1.A4" office:value-type="string">
            <text:p text:style-name="P6"><text:span text:style-name="T5">attendance </text:span></text:p>
          </table:table-cell>
          <table:table-cell table:style-name="Table1.B2" office:value-type="string">
            <text:p text:style-name="P7"><text:span text:style-name="T5"><text:s text:c="3"/><text:tab/>60354</text:span></text:p>
          </table:table-cell>
          <table:table-cell table:style-name="Table1.B2" office:value-type="string">
            <text:p text:style-name="P6"><text:span text:style-name="T5">id, project_code, date, out_date, employee_no, in_time, out_time, Hourly_Time, Shift_Start, Shift_End</text:span></text:p>
          </table:table-cell>
          <table:table-cell table:style-name="Table1.B2" office:value-type="string">
            <text:p text:style-name="P6"><text:span text:style-name="T5">Late minutes = in time - shift start time</text:span></text:p>
          </table:table-cell>
        </table:table-row>
      </table:table>
      <text:p text:style-name="P1"/>
      <text:p text:style-name="P24"><text:bookmark text:name="_gxe0ztk3jxy2"/><text:span text:style-name="T17">Your Tasks</text:span></text:p>
      <text:p text:style-name="P10"><text:span text:style-name="T12">Your goal in this project is to analyze the given dataset and derive valuable insights that would be useful for the CEO of Marvellous Construction to make strategic decisions to improve employee retention. For this purpose, analyze the given dataset with the knowledge you gathered in the class. Before analyzing the data, as usual, pre-process the dataset.</text:span></text:p>
      <text:p text:style-name="P10"><text:span text:style-name="T12">For this project, use Python 3.6 or later. Also, you can use any Python library required for data pre-processing and analysis, e.g., Pandas, Scikit-learn, Numpy, Matplotlib, Seaborn, etc.</text:span></text:p>
      <text:p text:style-name="P18"><text:bookmark text:name="_iiwl8a6wcapu"/><text:span text:style-name="T18">1.</text:span><text:span text:style-name="T19"> <text:s text:c="2"/></text:span><text:span text:style-name="T18">Data Pre-processing</text:span></text:p>
      <text:list xml:id="list2983428684" text:style-name="WWNum1">
        <text:list-item>
          <text:p text:style-name="P11"><text:span text:style-name="T12">Load the provided CSV file into a Data Frame object named </text:span><text:span text:style-name="T14">Marvellous</text:span><text:span text:style-name="T12">.</text:span></text:p>
        </text:list-item>
        <text:list-item>
          <text:p text:style-name="P11"><text:span text:style-name="T12">Identify the data type of each variable.</text:span></text:p>
        </text:list-item>
        <text:list-item>
          <text:p text:style-name="P11"><text:span text:style-name="T12">Impute the “Year_of_Birth” and “Marital_Status” missing values in the “employee.csv” file using an inference-based approach. You may use information in other files if you want.</text:span></text:p>
        </text:list-item>
        <text:list-item>
          <text:p text:style-name="P11"><text:soft-page-break/><text:span text:style-name="T12">In addition, identify whether there are data quality issues evident in the dataset and handle them.</text:span></text:p>
        </text:list-item>
        <text:list-item>
          <text:p text:style-name="P12"><text:span text:style-name="T12">Conduct necessary data transformations.</text:span></text:p>
        </text:list-item>
      </text:list>
      <text:p text:style-name="P18"><text:bookmark text:name="_vqiwguls1zj6"/><text:span text:style-name="T18">2.</text:span><text:span text:style-name="T19"> <text:s text:c="2"/></text:span><text:span text:style-name="T18">Data Analysis</text:span></text:p>
      <text:p text:style-name="P9"><text:span text:style-name="T12">Conduct descriptive, exploratory, and predictive data analysis on the provided dataset. You may use predictive analytics to validate the pre-processing quality.</text:span></text:p>
      <text:p text:style-name="P18"><text:bookmark text:name="_rvmodwp4p7sf"/><text:span text:style-name="T18">3.</text:span><text:span text:style-name="T19"> <text:s text:c="2"/></text:span><text:span text:style-name="T18">Hypothesis Testing</text:span></text:p>
      <text:p text:style-name="Standard"><text:span text:style-name="T10">This section will be added soon.</text:span></text:p>
      <text:p text:style-name="P25"><text:bookmark text:name="_m9bz652ukcau"/><text:span text:style-name="T17">Submissions</text:span></text:p>
      <text:p text:style-name="Standard"><text:span text:style-name="T11">All submissions are group submissions</text:span></text:p>
      <text:p text:style-name="P18"><text:bookmark text:name="_gxttjvy40wdx"/><text:span text:style-name="T18">Data Cleaning</text:span></text:p>
      <text:p text:style-name="P10"><text:span text:style-name="T12">Create a Python script named </text:span><text:span text:style-name="T23">&lt;&lt;Your_Student_group_Id&gt;&gt;.py</text:span><text:span text:style-name="T12"> to clean the “</text:span><text:span text:style-name="T23">employee.csv</text:span><text:span text:style-name="T12">” file. Note that we will only evaluate “</text:span><text:span text:style-name="T23">employee.csv</text:span><text:span text:style-name="T12">” under data cleaning. </text:span></text:p>
      <text:p text:style-name="P10"><text:span text:style-name="T12">Use Python 3.6 for this project, and you can use the following libraries for data cleaning (Please use the specified versions).</text:span></text:p>
      <text:p text:style-name="P14"><text:span text:style-name="T12">●</text:span><text:span text:style-name="T19"> <text:s/><text:tab/></text:span><text:span text:style-name="T12">Pandas - 0.24</text:span></text:p>
      <text:p text:style-name="P14"><text:span text:style-name="T12">●</text:span><text:span text:style-name="T19"> <text:s/><text:tab/></text:span><text:span text:style-name="T12">Numpy - 1.17</text:span></text:p>
      <text:p text:style-name="P14"><text:span text:style-name="T12">●</text:span><text:span text:style-name="T19"> <text:s/><text:tab/></text:span><text:span text:style-name="T12">Scikit-learn - 0.22</text:span></text:p>
      <text:p text:style-name="P10"><text:span text:style-name="T12">The data cleaning section of the project will be evaluated automatically. When your submitted Python script is run, it should read the original data files in the same folder and write the cleaned “</text:span><text:span text:style-name="T23">employee.csv</text:span><text:span text:style-name="T12">” file to the same folder. The cleaned file should be named </text:span><text:span text:style-name="T23">employee_preprocess_&lt;&lt;Your_Student_group_Id&gt;&gt;.csv</text:span><text:span text:style-name="T12">. Before submission, run and test your script properly and ensure it is bug-free.</text:span></text:p>
      <text:p text:style-name="P19"><text:bookmark text:name="_ivjdw2l34x3z"/><text:span text:style-name="T18">Final report</text:span></text:p>
      <text:p text:style-name="P9"><text:span text:style-name="T12">The final report should describe and justify the pre-processing steps that you have employed. Further, report the five most significant insights you derived from the data analysis. Describe how you arrived at each insight with supporting visualizations and analysis.</text:span></text:p>
      <text:p text:style-name="P9"><text:span text:style-name="T12"><text:s/>The suggested report format is as follows. </text:span></text:p>
      <text:p text:style-name="P13"><text:span text:style-name="T12">●</text:span><text:span text:style-name="T19"> <text:s/><text:tab/></text:span><text:span text:style-name="T12">Problem overview</text:span></text:p>
      <text:p text:style-name="P13"><text:span text:style-name="T12">●</text:span><text:span text:style-name="T19"> <text:s/><text:tab/></text:span><text:span text:style-name="T12">Dataset description</text:span></text:p>
      <text:p text:style-name="P13"><text:span text:style-name="T12">●</text:span><text:span text:style-name="T19"> <text:s/><text:tab/></text:span><text:span text:style-name="T12">Data pre-processing</text:span></text:p>
      <text:p text:style-name="P13"><text:span text:style-name="T12">●</text:span><text:span text:style-name="T19"> <text:s/><text:tab/></text:span><text:span text:style-name="T12">Insights from data analysis</text:span></text:p>
      <text:p text:style-name="P16"><text:span text:style-name="T12">○</text:span><text:span text:style-name="T19"> <text:s/><text:tab/></text:span><text:span text:style-name="T12">Insight 1</text:span></text:p>
      <text:p text:style-name="P17"><text:span text:style-name="T12">■</text:span><text:span text:style-name="T19"> <text:s/><text:tab/></text:span><text:span text:style-name="T12">Description of the approach with supporting visualizations and analysis.</text:span></text:p>
      <text:p text:style-name="P16"><text:span text:style-name="T12">○</text:span><text:span text:style-name="T19"> <text:s/><text:tab/></text:span><text:span text:style-name="T12">Insight 2</text:span></text:p>
      <text:p text:style-name="P17"><text:span text:style-name="T12">■</text:span><text:span text:style-name="T19"> <text:s/><text:tab/></text:span><text:span text:style-name="T12">Description of the approach with supporting visualizations and analysis.</text:span></text:p>
      <text:p text:style-name="P16"><text:soft-page-break/><text:span text:style-name="T20">○</text:span><text:span text:style-name="T19"> <text:tab/></text:span><text:span text:style-name="T21">…</text:span></text:p>
      <text:p text:style-name="P15"><text:span text:style-name="T12">●</text:span><text:span text:style-name="T19"> <text:s/><text:tab/></text:span><text:span text:style-name="T12">Results of Hypothesis Testing</text:span></text:p>
      <text:p text:style-name="P9"><text:span text:style-name="T12"><text:s/>The report should be in PDF format and </text:span><text:span text:style-name="T16">no longer than eight pages</text:span><text:span text:style-name="T12">. It should be named using your student ID (e.g., Group_99.pdf). Upload the report to Moodle before</text:span><text:span text:style-name="T16"> </text:span><text:span text:style-name="T9">9th May 2024 at 11.59 p.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4" meta:word-count="676" meta:character-count="4614" meta:non-whitespace-character-count="3934"/>
    <meta:generator>LibreOfficeDev/6.0.5.2$Linux_X86_64 LibreOffice_project/</meta:generator>
  </office:meta>
</office:document-meta>
</file>